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50000035C979A40F71CC46D98.png" manifest:media-type="image/png"/>
  <manifest:file-entry manifest:full-path="Pictures/1000000000000020000000204B249CA79A42C6D7.png" manifest:media-type="image/png"/>
  <manifest:file-entry manifest:full-path="Pictures/10000000000004F900000322DFF1C8080C64CBDD.png" manifest:media-type="image/png"/>
  <manifest:file-entry manifest:full-path="Pictures/10000000000004F9000003223E8DE6A42D0A802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2-subtitle">
      <style:graphic-properties draw:fill-color="#ffffff" fo:min-height="16.255cm"/>
    </style:style>
    <style:style style:name="pr7" style:family="presentation" style:parent-style-name="Vivid2-notes">
      <style:graphic-properties draw:fill-color="#ffffff" draw:auto-grow-height="true" fo:min-height="12.464cm"/>
    </style:style>
    <style:style style:name="P1" style:family="paragraph">
      <loext:graphic-properties draw:fill-color="#ffffff"/>
      <style:text-properties fo:font-size="18pt"/>
    </style:style>
    <style:style style:name="P2" style:family="paragraph">
      <style:paragraph-properties fo:margin-left="0cm" fo:margin-right="0cm" fo:margin-top="0cm" fo:margin-bottom="0.497cm" fo:text-indent="0cm"/>
    </style:style>
    <style:style style:name="P3" style:family="paragraph">
      <loext:graphic-properties draw:fill-color="#ffffff"/>
      <style:text-properties fo:font-size="19.7999992370605pt"/>
    </style:style>
    <style:style style:name="P4" style:family="paragraph">
      <style:paragraph-properties fo:text-align="justify"/>
    </style:style>
    <style:style style:name="P5" style:family="paragraph">
      <style:paragraph-properties fo:text-align="justify">
        <style:tab-stops/>
      </style:paragraph-properties>
    </style:style>
    <style:style style:name="P6"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présentation<text:line-break/>de l’année 2020-2021<text:line-break/></text:p>
          </draw:text-box>
        </draw:frame>
        <draw:frame presentation:style-name="pr1" draw:layer="layout" svg:width="29.972cm" svg:height="4.306cm" svg:x="1.536cm" svg:y="14.49cm" presentation:class="subtitle">
          <draw:text-box>
            <text:p>(français / sixièmes)</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M. Faure, enseignant de Lettres Classiques</text:p>
              </text:list-item>
              <text:list-item>
                <text:p text:style-name="P2">fin du cycle 3</text:p>
                <text:p/>
              </text:list-item>
              <text:list-item>
                <text:p>importance respective des matières</text:p>
              </text:list-item>
              <text:list-item>
                <text:p>importance de l’hygiène de vie</text:p>
              </text:list-item>
              <text:list-item>
                <text:p>Importance de l’organisation du travail</text:p>
              </text:list-item>
              <text:list-item>
                <text:p>importance de la régularité du travail personnel</text:p>
              </text:list-item>
              <text:list-item>
                <text:p>importance de la maîtrise de l’informatique</text:p>
              </text:list-item>
              <text:list-item>
                <text:p>importance des parents</text:p>
              </text:list-item>
              <text:list-item>
                <text:p>importance de la maîtrise de l’oral</text:p>
              </text:list-item>
              <text:list-item>
                <text:p>Importance de la lecture</text:p>
                <text:p/>
              </text:list-item>
              <text:list-item>
                <text:p>Liste de lectures</text:p>
                <text:p/>
              </text:list-item>
              <text:list-item>
                <text:p>À quoi sert l’orthographe ?</text:p>
              </text:list-item>
              <text:list-item>
                <text:p text:style-name="P2">hétérogénéité des classes</text:p>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documents disponibles en ligne :</text:p>
                <text:p>github.com/suizokukan/discipulis</text:p>
              </text:list-item>
              <text:list-item>
                <text:p>organisation des cours : échauffement, cours, mise au point</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3"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une dictée préparée par trimestre :</text:p>
                <text:p>(T1) Le coffre</text:p>
                <text:p>(T2) L’attente</text:p>
                <text:p>(T3) Un souper imparfait</text:p>
              </text:list-item>
              <text:list-item>
                <text:p>des exercices de grammaire, un tous les quinze jours</text:p>
              </text:list-item>
              <text:list-item>
                <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3"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documents disponibles en ligne :</text:p>
                <text:p>github.com/suizokukan/discipulis</text:p>
              </text:list-item>
              <text:list-item>
                <text:p>organisation des cours : échauffement, cours, mise au point</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3"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documents disponibles en ligne :</text:p>
                <text:p>github.com/suizokukan/discipulis</text:p>
              </text:list-item>
              <text:list-item>
                <text:p>organisation des cours : échauffement, cours, mise au point</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3"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4" draw:text-style-name="P4" draw:layer="layout" svg:width="29.832cm" svg:height="12.954cm" svg:x="1.664cm" svg:y="5.334cm" presentation:class="outline" presentation:user-transformed="true">
          <draw:text-box>
            <text:list text:style-name="L2">
              <text:list-header>
                <text:p text:style-name="P4">«En CM1 et CM2, l’ensemble de l’enseignement du français revient aux professeurs des écoles et les activités d’oral, de lecture et d’écriture sont intégrées dans l’ensemble des enseignements.</text:p>
                <text:p text:style-name="P4">En 6e , cet enseignement est assuré par le professeur de français, spécialiste de littérature et de langue française. Tous les autres enseignements concourent à la maîtrise de la langue. » (<text:span text:style-name="T1">Programmes</text:span><text:span text:style-name="T2">, p. 98)</text:span></text:p>
              </text:list-header>
            </text:list>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3"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header>
                <text:p text:style-name="P5">« En sixième, compte tenu du volume hebdomadaire plus restreint dévolu à l’enseignement de la discipline, les professeurs de français ont plus spécifiquement la charge de la dimension littéraire de cet enseignement dans le domaine du langage oral, de la lecture, de l’écriture ainsi que celle de l’étude de la langue française. » (<text:span text:style-name="T1">Programmes</text:span>, p. 124)</text:p>
              </text:list-header>
            </text:list>
          </draw:text-box>
        </draw:frame>
        <presentation:notes draw:style-name="dp2" presentation:use-date-time-name="dtd1">
          <draw:page-thumbnail draw:style-name="gr1" draw:layer="layout" svg:width="12.292cm" svg:height="10.386cm" svg:x="4.352cm" svg:y="3.104cm" draw:page-number="8" presentation:class="page"/>
          <draw:frame presentation:style-name="pr5" draw:text-style-name="P3"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S1 : lire sur Wikipedia</text:p>
              </text:list-item>
              <text:list-item>
                <text:p>S2 : les monstres</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3" draw:layer="layout" svg:width="15.199cm" svg:height="12.464cm" svg:x="2.9cm" svg:y="14.157cm" presentation:class="notes" presentation:placeholder="true">
            <draw:text-box/>
          </draw:frame>
        </presentation:notes>
      </draw:page>
      <draw:page draw:name="page10" draw:style-name="dp1" draw:master-page-name="Vivid2" presentation:presentation-page-layout-name="AL3T32" presentation:use-date-time-name="dtd1">
        <draw:frame presentation:style-name="pr6" draw:text-style-name="P6"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10" presentation:class="page"/>
          <draw:frame presentation:style-name="pr7"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é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é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9T11:32:53.255865337</meta:creation-date>
    <meta:editing-duration>PT1H9M57S</meta:editing-duration>
    <meta:editing-cycles>23</meta:editing-cycles>
    <meta:generator>LibreOffice/6.0.7.3$Linux_X86_64 LibreOffice_project/00m0$Build-3</meta:generator>
    <dc:title>Vivid</dc:title>
    <dc:date>2020-08-29T21:29:32.948888077</dc:date>
    <meta:document-statistic meta:object-count="79"/>
  </office:meta>
</office:document-meta>
</file>